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1852FE486979D93FD1A.jpg" manifest:media-type="image/jpeg"/>
  <manifest:file-entry manifest:full-path="Pictures/10000000000005000000028B8C3EE5813C9AD693.jpg" manifest:media-type="image/jpeg"/>
  <manifest:file-entry manifest:full-path="Pictures/100000000000060C0000036A5B11EFFE97588A68.jpg" manifest:media-type="image/jpeg"/>
  <manifest:file-entry manifest:full-path="Pictures/1000000000000500000001BA6B82E1ED20C8B2B0.jpg" manifest:media-type="image/jpeg"/>
  <manifest:file-entry manifest:full-path="Pictures/1000000000000507000002D292301AC5A499970E.jpg" manifest:media-type="image/jpeg"/>
  <manifest:file-entry manifest:full-path="Pictures/100000000000064000000389CC2923E09273578F.jpg" manifest:media-type="image/jpeg"/>
  <manifest:file-entry manifest:full-path="Pictures/100000000000058C000003123D73F469E305E13F.jpg" manifest:media-type="image/jpeg"/>
  <manifest:file-entry manifest:full-path="Pictures/1000000000000640000003AF074DAB2497556729.jpg" manifest:media-type="image/jpeg"/>
  <manifest:file-entry manifest:full-path="Pictures/10000201000007380000041CF422D18F8A79F8AF.png" manifest:media-type="image/png"/>
  <manifest:file-entry manifest:full-path="Pictures/10000201000005240000026A2DA9DCD9898398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d4e" officeooo:paragraph-rsid="001add4e"/>
    </style:style>
    <style:style style:name="T1" style:family="text">
      <style:text-properties officeooo:rsid="001c56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n1" text:anchor-type="char" svg:width="17.59cm" svg:height="8.259cm" draw:z-index="0"><draw:image xlink:href="Pictures/10000201000005240000026A2DA9DCD98983980D.png" xlink:type="simple" xlink:show="embed" xlink:actuate="onLoad" loext:mime-type="image/png"/></draw:frame></text:p>
      <text:p text:style-name="P1"/>
      <text:p text:style-name="P1"/>
      <text:p text:style-name="P1">(ka*Am=1)</text:p>
      <text:p text:style-name="P1"><draw:frame draw:style-name="fr3" draw:name="Imagen2" text:anchor-type="char" svg:width="17.59cm" svg:height="10.012cm" draw:z-index="1"><draw:image xlink:href="Pictures/10000201000007380000041CF422D18F8A79F8AF.png" xlink:type="simple" xlink:show="embed" xlink:actuate="onLoad" loext:mime-type="image/png"/></draw:frame></text:p>
      <text:p text:style-name="P1"/>
      <text:p text:style-name="P1"/>
      <text:p text:style-name="P1"><draw:frame draw:style-name="fr2" draw:name="Imagen3" text:anchor-type="char" svg:width="17.59cm" svg:height="10.366cm" draw:z-index="2"><draw:image xlink:href="Pictures/1000000000000640000003AF074DAB2497556729.jpg" xlink:type="simple" xlink:show="embed" xlink:actuate="onLoad" loext:mime-type="image/jpeg"/></draw:frame><text:soft-page-break/></text:p>
      <text:p text:style-name="P1"><draw:frame draw:style-name="fr1" draw:name="Imagen4" text:anchor-type="char" svg:x="0.095cm" svg:y="0.129cm" svg:width="17.59cm" svg:height="9.735cm" draw:z-index="3"><draw:image xlink:href="Pictures/100000000000058C000003123D73F469E305E13F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n5" text:anchor-type="char" svg:width="17.59cm" svg:height="9.948cm" draw:z-index="4"><draw:image xlink:href="Pictures/100000000000064000000389CC2923E09273578F.jpg" xlink:type="simple" xlink:show="embed" xlink:actuate="onLoad" loext:mime-type="image/jpeg"/></draw:frame><text:soft-page-break/></text:p>
      <text:p text:style-name="P1"><draw:frame draw:style-name="fr3" draw:name="Imagen6" text:anchor-type="char" svg:width="17.59cm" svg:height="6.073cm" draw:z-index="5"><draw:image xlink:href="Pictures/1000000000000500000001BA6B82E1ED20C8B2B0.jpg" xlink:type="simple" xlink:show="embed" xlink:actuate="onLoad" loext:mime-type="image/jpeg"/></draw:frame></text:p>
      <text:p text:style-name="P1"/>
      <text:p text:style-name="P1"/>
      <text:p text:style-name="P1"/>
      <text:p text:style-name="P1">(ka*Am<text:span text:style-name="T1">&lt;</text:span>1)</text:p>
      <text:p text:style-name="P1"><draw:frame draw:style-name="fr2" draw:name="Imagen7" text:anchor-type="char" svg:width="17.59cm" svg:height="9.931cm" draw:z-index="6"><draw:image xlink:href="Pictures/100000000000060C0000036A5B11EFFE97588A68.jpg" xlink:type="simple" xlink:show="embed" xlink:actuate="onLoad" loext:mime-type="image/jpeg"/></draw:frame><text:soft-page-break/></text:p>
      <text:p text:style-name="P1"/>
      <text:p text:style-name="P1"><draw:frame draw:style-name="fr3" draw:name="Imagen8" text:anchor-type="char" svg:width="17.59cm" svg:height="8.945cm" draw:z-index="7"><draw:image xlink:href="Pictures/10000000000005000000028B8C3EE5813C9AD693.jpg" xlink:type="simple" xlink:show="embed" xlink:actuate="onLoad" loext:mime-type="image/jpeg"/></draw:frame></text:p>
      <text:p text:style-name="P1"/>
      <text:p text:style-name="P1">(ka*Am<text:span text:style-name="T1">&gt;</text:span>1)</text:p>
      <text:p text:style-name="P1"/>
      <text:p text:style-name="P1"/>
      <text:p text:style-name="P1"/>
      <text:p text:style-name="P1"><draw:frame draw:style-name="fr2" draw:name="Imagen11" text:anchor-type="char" svg:width="17.59cm" svg:height="9.867cm" draw:z-index="8"><draw:image xlink:href="Pictures/1000000000000507000002D292301AC5A499970E.jpg" xlink:type="simple" xlink:show="embed" xlink:actuate="onLoad" loext:mime-type="image/jpeg"/></draw:frame><draw:frame draw:style-name="fr1" draw:name="Imagen9" text:anchor-type="char" svg:x="-0.019cm" svg:y="10.395cm" svg:width="17.59cm" svg:height="5.345cm" draw:z-index="9"><draw:image xlink:href="Pictures/1000000000000500000001852FE486979D93FD1A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16:47:28.092625394</meta:creation-date>
    <dc:date>2022-11-25T17:59:52.490233952</dc:date>
    <meta:editing-duration>PT41M53S</meta:editing-duration>
    <meta:editing-cycles>3</meta:editing-cycles>
    <meta:generator>LibreOffice/6.4.7.2$Linux_X86_64 LibreOffice_project/40$Build-2</meta:generator>
    <meta:document-statistic meta:table-count="0" meta:image-count="10" meta:object-count="0" meta:page-count="5" meta:paragraph-count="3" meta:word-count="3" meta:character-count="27" meta:non-whitespace-character-count="27"/>
  </office:meta>
</office:document-meta>
</file>